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//<text:tab/>console.log('inside login.js');</text:p>
      <text:p text:style-name="Standard">//console.log('',username,pass );</text:p>
      <text:p text:style-name="Standard">/*if(username==null)</text:p>
      <text:p text:style-name="Standard">{</text:p>
      <text:p text:style-name="Standard"><text:tab/> res.redirect('/'); <text:s text:c="3"/></text:p>
      <text:p text:style-name="Standard">}</text:p>
      <text:p text:style-name="Standard">if(pass==null)</text:p>
      <text:p text:style-name="Standard">{</text:p>
      <text:p text:style-name="Standard"><text:tab/> res.redirect('/'); <text:s text:c="3"/></text:p>
      <text:p text:style-name="Standard">}*/<text:tab/></text:p>
      <text:p text:style-name="Standard"><text:tab/></text:p>
      <text:p text:style-name="Standard"><text:s text:c="6"/>let usernameQuery = "SELECT * FROM `register` where `username`='"+ username +"'";</text:p>
      <text:p text:style-name="Standard">db.connect(function(err) {</text:p>
      <text:p text:style-name="Standard"><text:s text:c="2"/>if (err) throw err;</text:p>
      <text:p text:style-name="Standard"><text:s text:c="2"/>db.query("SELECT username,pass FROM register where username='"+ username +"'", function (err, result, fields) {</text:p>
      <text:p text:style-name="Standard"><text:s text:c="4"/>if (err) res.redirect('/'); ;</text:p>
      <text:p text:style-name="Standard">if(result.length&lt;=0)</text:p>
      <text:p text:style-name="Standard">{</text:p>
      <text:p text:style-name="Standard"><text:s text:c="14"/>res.redirect('/'); <text:s text:c="10"/></text:p>
      <text:p text:style-name="Standard"><text:tab/>}</text:p>
      <text:p text:style-name="Standard"><text:s text:c="3"/>// console.log('',result[0].pass);</text:p>
      <text:p text:style-name="Standard"><text:tab/>else if(result[0].pass==pass)</text:p>
      <text:p text:style-name="Standard"><text:tab/><text:tab/><text:tab/> {</text:p>
      <text:p text:style-name="Standard">res.redirect('/home');</text:p>
      <text:p text:style-name="Standard"/>
      <text:p text:style-name="Standard"><text:tab/><text:tab/><text:tab/><text:tab/></text:p>
      <text:p text:style-name="Standard"><text:tab/><text:tab/><text:tab/>}</text:p>
      <text:p text:style-name="Standard"><text:tab/>else</text:p>
      <text:p text:style-name="Standard"><text:s/>{</text:p>
      <text:p text:style-name="Standard"><text:s text:c="14"/>res.redirect('/'); <text:s text:c="10"/></text:p>
      <text:p text:style-name="Standard"><text:tab/>}</text:p>
      <text:p text:style-name="Standard"><text:tab/></text:p>
      <text:p text:style-name="Standard"><text:s text:c="2"/>});</text:p>
      <text:p text:style-name="Standard"><text:s/></text:p>
      <text:p text:style-name="Standard"><text:s text:c="5"/>/* db.query(usernameQuery, (err, result,fields) =&gt; {</text:p>
      <text:p text:style-name="Standard">console.log('username is : ',result.username);</text:p>
      <text:p text:style-name="Standard"/>
      <text:p text:style-name="Standard"><text:tab/>if(.pass==pass &amp;&amp; result.username==username)</text:p>
      <text:p text:style-name="Standard"><text:tab/><text:tab/><text:tab/> {</text:p>
      <text:p text:style-name="Standard"><text:tab/><text:tab/><text:tab/><text:tab/>console.log('username is : ',username);</text:p>
      <text:p text:style-name="Standard"><text:tab/><text:tab/><text:tab/><text:tab/>res.redirect('/home');</text:p>
      <text:p text:style-name="Standard"><text:tab/><text:tab/><text:tab/>}</text:p>
      <text:p text:style-name="Standard"><text:tab/><text:tab/>//else if(result.pass!=pass) {</text:p>
      <text:p text:style-name="Standard"><text:s text:c="18"/>// <text:s text:c="10"/>message = 'Username does not exist';</text:p>
      <text:p text:style-name="Standard"><text:s text:c="16"/>//res.render('/login.ejs', {</text:p>
      <text:p text:style-name="Standard"><text:tab/><text:tab/> <text:s/>// <text:s/>message,</text:p>
      <text:p text:style-name="Standard"><text:s text:c="20"/>//title: 'Welcome to Socka | Add a new player'</text:p>
      <text:p text:style-name="Standard"><text:s text:c="16"/>//});}</text:p>
      <text:p text:style-name="Standard"><text:tab/><text:tab/></text:p>
      <text:p text:style-name="Standard"><text:tab/><text:tab/>else</text:p>
      <text:p text:style-name="Standard"><text:soft-page-break/><text:tab/><text:tab/><text:tab/> {</text:p>
      <text:p text:style-name="Standard"><text:tab/><text:tab/><text:tab/><text:tab/>//res.write("Error password");</text:p>
      <text:p text:style-name="Standard"><text:tab/><text:tab/><text:tab/><text:tab/>res.redirect('/login');</text:p>
      <text:p text:style-name="Standard"><text:tab/><text:tab/><text:tab/>}</text:p>
      <text:p text:style-name="Standard"><text:tab/><text:tab/> if (err) {</text:p>
      <text:p text:style-name="Standard"><text:s text:c="14"/><text:tab/> return res.status(500).send(err);</text:p>
      <text:p text:style-name="Standard"><text:s text:c="12"/>}</text:p>
      <text:p text:style-name="Standard"><text:tab/>*/</text:p>
      <text:p text:style-name="Standard"><text:tab/></text:p>
      <text:p text:style-name="Standard"><text:s text:c="6"/>// <text:s/>});</text:p>
      <text:p text:style-name="Standard">}</text:p>
      <text:p text:style-name="Standard"/>
      <text:p text:style-name="Standard">};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21:05:12.048080874</meta:creation-date>
    <dc:date>2019-11-18T21:05:31.669760696</dc:date>
    <meta:editing-duration>PT22S</meta:editing-duration>
    <meta:editing-cycles>1</meta:editing-cycles>
    <meta:document-statistic meta:table-count="0" meta:image-count="0" meta:object-count="0" meta:page-count="2" meta:paragraph-count="60" meta:word-count="124" meta:character-count="1310" meta:non-whitespace-character-count="972"/>
    <meta:generator>LibreOffice/6.0.7.3$Linux_X86_64 LibreOffice_project/00m0$Build-3</meta:generator>
  </office:meta>
</office:document-meta>
</file>